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C0000032D22943305C4E277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3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395cm" svg:y="1.191cm" svg:width="20.375cm" svg:height="15.478cm" draw:z-index="0"><draw:image xlink:href="Pictures/100000010000043C0000032D22943305C4E277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30:38.004686476</meta:creation-date>
    <dc:date>2023-11-20T18:31:35.571955020</dc:date>
    <meta:editing-duration>PT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